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d9e1f" officeooo:paragraph-rsid="001d9e1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9e1f" officeooo:paragraph-rsid="001d9e1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d9e1f" officeooo:paragraph-rsid="001d9e1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9e1f" officeooo:paragraph-rsid="001d9e1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d9e1f" officeooo:paragraph-rsid="001d9e1f" style:font-size-asian="10.5pt" style:font-weight-asian="normal" style:font-size-complex="12pt" style:font-weight-complex="normal"/>
    </style:style>
    <style:style style:name="P6" style:family="paragraph" style:parent-style-name="Text_20_body" style:list-style-name="L2">
      <style:text-properties officeooo:paragraph-rsid="001d9e1f"/>
    </style:style>
    <style:style style:name="P7" style:family="paragraph" style:parent-style-name="Text_20_body" style:list-style-name="L3">
      <style:text-properties officeooo:paragraph-rsid="001f9256"/>
    </style:style>
    <style:style style:name="P8" style:family="paragraph" style:parent-style-name="Text_20_body" style:list-style-name="L4">
      <style:text-properties officeooo:paragraph-rsid="001f9256"/>
    </style:style>
    <style:style style:name="P9" style:family="paragraph" style:parent-style-name="Text_20_body" style:list-style-name="L2">
      <style:text-properties officeooo:rsid="0022fd33" officeooo:paragraph-rsid="0022fd33"/>
    </style:style>
    <style:style style:name="P10" style:family="paragraph" style:parent-style-name="Text_20_body" style:list-style-name="L3">
      <style:text-properties officeooo:rsid="0022fd33" officeooo:paragraph-rsid="0022fd33"/>
    </style:style>
    <style:style style:name="P11" style:family="paragraph" style:parent-style-name="Text_20_body" style:list-style-name="L4">
      <style:text-properties officeooo:rsid="0022fd33" officeooo:paragraph-rsid="0022fd33"/>
    </style:style>
    <style:style style:name="P12" style:family="paragraph" style:parent-style-name="Text_20_body" style:list-style-name="L7">
      <style:text-properties officeooo:rsid="0022fd33" officeooo:paragraph-rsid="0022fd33"/>
    </style:style>
    <style:style style:name="P13" style:family="paragraph" style:parent-style-name="Text_20_body" style:list-style-name="L8">
      <style:text-properties officeooo:rsid="0022fd33" officeooo:paragraph-rsid="0024cac1"/>
    </style:style>
    <style:style style:name="P14" style:family="paragraph" style:parent-style-name="Text_20_body" style:list-style-name="L7">
      <style:text-properties officeooo:paragraph-rsid="0022fd33"/>
    </style:style>
    <style:style style:name="P15" style:family="paragraph" style:parent-style-name="Text_20_body" style:list-style-name="L8">
      <style:text-properties officeooo:paragraph-rsid="0024cac1"/>
    </style:style>
    <style:style style:name="P16" style:family="paragraph" style:parent-style-name="Text_20_body" style:list-style-name="L8">
      <style:text-properties officeooo:rsid="0024cac1" officeooo:paragraph-rsid="0024cac1"/>
    </style:style>
    <style:style style:name="P17" style:family="paragraph" style:parent-style-name="Text_20_body" style:list-style-name="L3">
      <style:text-properties officeooo:rsid="0024cac1" officeooo:paragraph-rsid="0024cac1"/>
    </style:style>
    <style:style style:name="P18" style:family="paragraph" style:parent-style-name="Text_20_body" style:list-style-name="L2">
      <style:text-properties officeooo:rsid="0024cac1" officeooo:paragraph-rsid="0024cac1"/>
    </style:style>
    <style:style style:name="T1" style:family="text">
      <style:text-properties officeooo:rsid="0022fd33"/>
    </style:style>
    <style:style style:name="T2" style:family="text">
      <style:text-properties officeooo:rsid="0023e88c"/>
    </style:style>
    <style:style style:name="T3" style:family="text">
      <style:text-properties officeooo:rsid="0024bb08"/>
    </style:style>
    <style:style style:name="T4" style:family="text">
      <style:text-properties officeooo:rsid="0024ca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</text:span>esting the control software</text:p>
      <text:p text:style-name="P3">Bill Mania</text:p>
      <text:p text:style-name="P3"><text:a xlink:type="simple" xlink:href="mailto:bill@manialabs.us" text:style-name="Internet_20_link" text:visited-style-name="Visited_20_Internet_20_Link">bill@manialabs.us</text:a></text:p>
      <text:p text:style-name="P3">25 Oct 2018</text:p>
      <text:p text:style-name="P3">v1</text:p>
      <text:p text:style-name="P4"/>
      <text:p text:style-name="P4"><text:span text:style-name="T4">Environments and their properties for </text:span>testing the control software on the Riptide μUUV. The<text:span text:style-name="T4">re will be</text:span> three main objectives during testing:</text:p>
      <text:p text:style-name="P4"/>
      <text:list xml:id="list7430721699042349277" text:style-name="L1">
        <text:list-item>
          <text:p text:style-name="P5">Generate meaningful results from the testing</text:p>
        </text:list-item>
        <text:list-item>
          <text:p text:style-name="P5">Minimize damage to the vehicle</text:p>
        </text:list-item>
        <text:list-item>
          <text:p text:style-name="P5">Prevent loss of the vehicle</text:p>
        </text:list-item>
      </text:list>
      <text:p text:style-name="P4"/>
      <text:p text:style-name="P4">Th<text:span text:style-name="T4">is document</text:span> acknowledge<text:span text:style-name="T4">s</text:span> lack of connectivity with the vehicle while testing beneath the surface and <text:span text:style-name="T4">inconsistent</text:span> connectivity with the vehicle while it is on the surface. <text:span text:style-name="T4">It initially expects crude dead reckoning navigation from the current Riptide implementation.</text:span> It’s assumed there will be <text:span text:style-name="T4">consistent, high quality</text:span> connectivity with at least one of the main vehicle computer (BeagleBoneBlack) and the control computer (Raspberry PI) during benchtop testing.</text:p>
      <text:p text:style-name="P4"/>
      <text:h text:style-name="P1" text:outline-level="3">Benchtop</text:h>
      <text:list xml:id="list1926306837346304583" text:style-name="L2">
        <text:list-item>
          <text:p text:style-name="P6">Electrical power</text:p>
          <text:list>
            <text:list-item>
              <text:p text:style-name="P6"><text:span text:style-name="T1">v</text:span>oltage steady</text:p>
            </text:list-item>
            <text:list-item>
              <text:p text:style-name="P9">unlimited duration</text:p>
            </text:list-item>
          </text:list>
        </text:list-item>
        <text:list-item>
          <text:p text:style-name="P6">Navigation data</text:p>
          <text:list>
            <text:list-item>
              <text:p text:style-name="P9">no GPS</text:p>
            </text:list-item>
            <text:list-item>
              <text:p text:style-name="P9">fixed pose</text:p>
            </text:list-item>
          </text:list>
        </text:list-item>
        <text:list-item>
          <text:p text:style-name="P6">Dye sensor</text:p>
          <text:list>
            <text:list-item>
              <text:p text:style-name="P18">will use simulated dye data</text:p>
            </text:list-item>
          </text:list>
        </text:list-item>
        <text:list-item>
          <text:p text:style-name="P6">Vehicle damage and loss</text:p>
          <text:list>
            <text:list-item>
              <text:p text:style-name="P9">minimal risk of damage</text:p>
            </text:list-item>
            <text:list-item>
              <text:p text:style-name="P9">no risk of loss</text:p>
            </text:list-item>
            <text:list-item>
              <text:p text:style-name="P9">drop weight easily tested</text:p>
            </text:list-item>
          </text:list>
        </text:list-item>
        <text:list-item>
          <text:p text:style-name="P6">Duration of operation</text:p>
          <text:list>
            <text:list-item>
              <text:p text:style-name="P9">computers, control surfaces, dye sensor unlimited</text:p>
            </text:list-item>
            <text:list-item>
              <text:p text:style-name="P9">propulsion motor <text:span text:style-name="T4">very</text:span> limited</text:p>
            </text:list-item>
          </text:list>
        </text:list-item>
        <text:list-item>
          <text:p text:style-name="P6">Communication</text:p>
          <text:list>
            <text:list-item>
              <text:p text:style-name="P9"><text:soft-page-break/>high quality</text:p>
            </text:list-item>
          </text:list>
        </text:list-item>
      </text:list>
      <text:h text:style-name="Heading_20_3" text:outline-level="3">Swimming pool</text:h>
      <text:list xml:id="list3114674355530492" text:style-name="L3">
        <text:list-item>
          <text:p text:style-name="P7">Electrical power</text:p>
          <text:list>
            <text:list-item>
              <text:p text:style-name="P10">batteries</text:p>
            </text:list-item>
          </text:list>
        </text:list-item>
        <text:list-item>
          <text:p text:style-name="P7">Navigation data</text:p>
          <text:list>
            <text:list-item>
              <text:p text:style-name="P10">good GPS on the surface</text:p>
            </text:list-item>
            <text:list-item>
              <text:p text:style-name="P10">Riptide dead reckoning beneath</text:p>
            </text:list-item>
          </text:list>
        </text:list-item>
        <text:list-item>
          <text:p text:style-name="P7">Dye sensor</text:p>
          <text:list>
            <text:list-item>
              <text:p text:style-name="P10">un<text:span text:style-name="T4">likely to</text:span> add dye to the pool</text:p>
            </text:list-item>
            <text:list-item>
              <text:p text:style-name="P10">calibration good</text:p>
            </text:list-item>
          </text:list>
        </text:list-item>
        <text:list-item>
          <text:p text:style-name="P7">Vehicle damage and loss</text:p>
          <text:list>
            <text:list-item>
              <text:p text:style-name="P10">damage likely due to small volume with hard walls</text:p>
            </text:list-item>
            <text:list-item>
              <text:p text:style-name="P10">no risk of loss</text:p>
            </text:list-item>
            <text:list-item>
              <text:p text:style-name="P10">drop weight easily tested</text:p>
            </text:list-item>
          </text:list>
        </text:list-item>
        <text:list-item>
          <text:p text:style-name="P7">Duration of operation</text:p>
          <text:list>
            <text:list-item>
              <text:p text:style-name="P10">all systems operable until batteries exhausted</text:p>
            </text:list-item>
            <text:list-item>
              <text:p text:style-name="P17">time in the pool is limited</text:p>
            </text:list-item>
          </text:list>
        </text:list-item>
        <text:list-item>
          <text:p text:style-name="P7">Communication</text:p>
          <text:list>
            <text:list-item>
              <text:p text:style-name="P10">consistent from the surface</text:p>
            </text:list-item>
          </text:list>
        </text:list-item>
      </text:list>
      <text:h text:style-name="Heading_20_3" text:outline-level="3">Shallow area of the Bay</text:h>
      <text:list xml:id="list2959497198425864286" text:style-name="L4">
        <text:list-item>
          <text:p text:style-name="P8">Electrical power</text:p>
          <text:list>
            <text:list-item>
              <text:p text:style-name="P11">batteries</text:p>
            </text:list-item>
          </text:list>
        </text:list-item>
        <text:list-item>
          <text:p text:style-name="P8">Navigation data</text:p>
          <text:list>
            <text:list-item>
              <text:p text:style-name="P11">good GPS on the surface</text:p>
            </text:list-item>
            <text:list-item>
              <text:p text:style-name="P11">Riptide dead reckoning beneath</text:p>
            </text:list-item>
          </text:list>
        </text:list-item>
        <text:list-item>
          <text:p text:style-name="P8">Dye sensor</text:p>
          <text:list>
            <text:list-item>
              <text:p text:style-name="P11">can add some dye to the Bay, <text:span text:style-name="T4">but probably not an adequate quantity</text:span></text:p>
            </text:list-item>
            <text:list-item>
              <text:p text:style-name="P11">calibration <text:span text:style-name="T4">good</text:span></text:p>
            </text:list-item>
          </text:list>
        </text:list-item>
        <text:list-item>
          <text:p text:style-name="P8"><text:soft-page-break/>Vehicle damage and loss</text:p>
          <text:list>
            <text:list-item>
              <text:p text:style-name="P11">damage <text:span text:style-name="T2">more</text:span> likely due to <text:span text:style-name="T2">submerged obstacles</text:span></text:p>
            </text:list-item>
            <text:list-item>
              <text:p text:style-name="P11">risk of loss low</text:p>
            </text:list-item>
            <text:list-item>
              <text:p text:style-name="P11">drop weight will likely be lost</text:p>
            </text:list-item>
          </text:list>
        </text:list-item>
        <text:list-item>
          <text:p text:style-name="P8">Duration of operation</text:p>
          <text:list>
            <text:list-item>
              <text:p text:style-name="P11">battery life</text:p>
            </text:list-item>
          </text:list>
        </text:list-item>
        <text:list-item>
          <text:p text:style-name="P8">Communication</text:p>
          <text:list>
            <text:list-item>
              <text:p text:style-name="P11">consistent within range from the surface</text:p>
            </text:list-item>
          </text:list>
        </text:list-item>
      </text:list>
      <text:h text:style-name="Heading_20_3" text:outline-level="3">Deep area of the Bay</text:h>
      <text:list xml:id="list6255586327947439986" text:style-name="L7">
        <text:list-item>
          <text:p text:style-name="P14">Electrical power</text:p>
          <text:list>
            <text:list-item>
              <text:p text:style-name="P12">batteries</text:p>
            </text:list-item>
          </text:list>
        </text:list-item>
        <text:list-item>
          <text:p text:style-name="P14">Navigation data</text:p>
          <text:list>
            <text:list-item>
              <text:p text:style-name="P12">good GPS on the surface</text:p>
            </text:list-item>
            <text:list-item>
              <text:p text:style-name="P12">Riptide dead reckoning beneath</text:p>
            </text:list-item>
          </text:list>
        </text:list-item>
        <text:list-item>
          <text:p text:style-name="P14">Dye sensor</text:p>
          <text:list>
            <text:list-item>
              <text:p text:style-name="P12">can add some dye to the Bay, <text:span text:style-name="T3">but not an adequate quantity</text:span></text:p>
            </text:list-item>
            <text:list-item>
              <text:p text:style-name="P12">calibration <text:span text:style-name="T4">good</text:span></text:p>
            </text:list-item>
          </text:list>
        </text:list-item>
        <text:list-item>
          <text:p text:style-name="P14">Vehicle damage and loss</text:p>
          <text:list>
            <text:list-item>
              <text:p text:style-name="P12">damage less likely due to <text:span text:style-name="T3">lower ratio of obstacles but greater chance of collision with traffic</text:span></text:p>
            </text:list-item>
            <text:list-item>
              <text:p text:style-name="P12">risk of loss <text:span text:style-name="T2">high</text:span></text:p>
            </text:list-item>
            <text:list-item>
              <text:p text:style-name="P12">drop weight will be lost</text:p>
            </text:list-item>
          </text:list>
        </text:list-item>
        <text:list-item>
          <text:p text:style-name="P14">Duration of operation</text:p>
          <text:list>
            <text:list-item>
              <text:p text:style-name="P12">battery life</text:p>
            </text:list-item>
          </text:list>
        </text:list-item>
        <text:list-item>
          <text:p text:style-name="P14">Communication</text:p>
          <text:list>
            <text:list-item>
              <text:p text:style-name="P12">consistent within range <text:span text:style-name="T4">and line-of-sight </text:span>from the surface</text:p>
            </text:list-item>
          </text:list>
        </text:list-item>
      </text:list>
      <text:h text:style-name="Heading_20_3" text:outline-level="3">Offshore</text:h>
      <text:list xml:id="list8694883504093770808" text:style-name="L8">
        <text:list-item>
          <text:p text:style-name="P15">Electrical power</text:p>
          <text:list>
            <text:list-item>
              <text:p text:style-name="P13">batteries</text:p>
            </text:list-item>
          </text:list>
        </text:list-item>
        <text:list-item>
          <text:p text:style-name="P15"><text:soft-page-break/>Navigation data</text:p>
          <text:list>
            <text:list-item>
              <text:p text:style-name="P13">good GPS on the surface</text:p>
            </text:list-item>
            <text:list-item>
              <text:p text:style-name="P13">Riptide dead reckoning beneath</text:p>
            </text:list-item>
            <text:list-item>
              <text:p text:style-name="P16">most affected by currents</text:p>
            </text:list-item>
          </text:list>
        </text:list-item>
        <text:list-item>
          <text:p text:style-name="P15">Dye sensor</text:p>
          <text:list>
            <text:list-item>
              <text:p text:style-name="P13">can add dye, <text:span text:style-name="T3">but not an adequate quantity</text:span></text:p>
            </text:list-item>
            <text:list-item>
              <text:p text:style-name="P13">calibration <text:span text:style-name="T4">most realistic</text:span></text:p>
            </text:list-item>
          </text:list>
        </text:list-item>
        <text:list-item>
          <text:p text:style-name="P15">Vehicle damage and loss</text:p>
          <text:list>
            <text:list-item>
              <text:p text:style-name="P13">damage <text:span text:style-name="T4">least</text:span> likely due to <text:span text:style-name="T3">lower ratio of obstacles and low chance of collision with traffic</text:span></text:p>
            </text:list-item>
            <text:list-item>
              <text:p text:style-name="P13">risk of loss <text:span text:style-name="T2">high</text:span></text:p>
            </text:list-item>
            <text:list-item>
              <text:p text:style-name="P13">drop weight will be lost</text:p>
            </text:list-item>
          </text:list>
        </text:list-item>
        <text:list-item>
          <text:p text:style-name="P15">Duration of operation</text:p>
          <text:list>
            <text:list-item>
              <text:p text:style-name="P13">battery life</text:p>
            </text:list-item>
          </text:list>
        </text:list-item>
        <text:list-item>
          <text:p text:style-name="P15">Communication</text:p>
          <text:list>
            <text:list-item>
              <text:p text:style-name="P13">consistent within range<text:span text:style-name="T4"> </text:span>from the surfac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30:56.684384072</meta:creation-date>
    <dc:date>2018-10-25T10:26:52.701148461</dc:date>
    <meta:editing-duration>PT37M4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98" meta:word-count="540" meta:character-count="2997" meta:non-whitespace-character-count="2641"/>
  </office:meta>
</office:document-meta>
</file>